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800000D4819028B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8.882cm, 45.306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6.629cm, 29.32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5.751cm, 29.984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4.869cm, 0cm, 0cm, 29.10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cm" svg:height="20.251cm" svg:x="4.4cm" svg:y="5.349cm">
          <draw:image xlink:href="Pictures/100000000000089800000D4819028BC6.png" xlink:type="simple" xlink:show="embed" xlink:actuate="onLoad">
            <text:p/>
          </draw:image>
        </draw:frame>
        <draw:frame draw:style-name="gr2" draw:layer="layout" svg:width="1.247cm" svg:height="0.962cm" svg:x="2.5cm" svg:y="2.7cm">
          <draw:text-box>
            <text:p>TL</text:p>
          </draw:text-box>
        </draw:frame>
      </draw:page>
      <draw:page draw:name="page2" draw:style-name="dp1" draw:master-page-name="Default">
        <draw:frame draw:style-name="gr3" draw:text-style-name="P1" draw:layer="layout" svg:width="13.1cm" svg:height="19.651cm" svg:x="3.4cm" svg:y="5.749cm">
          <draw:image xlink:href="Pictures/100000000000089800000D4819028BC6.png" xlink:type="simple" xlink:show="embed" xlink:actuate="onLoad">
            <text:p/>
          </draw:image>
        </draw:frame>
        <draw:frame draw:style-name="gr2" draw:layer="layout" svg:width="1.353cm" svg:height="0.962cm" svg:x="2.7cm" svg:y="3.4cm">
          <draw:text-box>
            <text:p>TR</text:p>
          </draw:text-box>
        </draw:frame>
      </draw:page>
      <draw:page draw:name="page3" draw:style-name="dp1" draw:master-page-name="Default">
        <draw:frame draw:style-name="gr4" draw:text-style-name="P1" draw:layer="layout" svg:width="12.8cm" svg:height="20.049cm" svg:x="4.1cm" svg:y="4.851cm">
          <draw:image xlink:href="Pictures/100000000000089800000D4819028BC6.png" xlink:type="simple" xlink:show="embed" xlink:actuate="onLoad">
            <text:p/>
          </draw:image>
        </draw:frame>
        <draw:frame draw:style-name="gr2" draw:layer="layout" svg:width="1.277cm" svg:height="0.962cm" svg:x="3cm" svg:y="3.3cm">
          <draw:text-box>
            <text:p>BL</text:p>
          </draw:text-box>
        </draw:frame>
      </draw:page>
      <draw:page draw:name="page4" draw:style-name="dp1" draw:master-page-name="Default">
        <draw:frame draw:style-name="gr5" draw:text-style-name="P1" draw:layer="layout" svg:width="13.2cm" svg:height="20.449cm" svg:x="3.8cm" svg:y="5cm">
          <draw:image xlink:href="Pictures/100000000000089800000D4819028BC6.png" xlink:type="simple" xlink:show="embed" xlink:actuate="onLoad">
            <text:p/>
          </draw:image>
        </draw:frame>
        <draw:frame draw:style-name="gr2" draw:layer="layout" svg:width="1.383cm" svg:height="0.962cm" svg:x="3.4cm" svg:y="3.4cm">
          <draw:text-box>
            <text:p>B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3-24T16:30:33.918354544</meta:creation-date>
    <dc:date>2014-03-24T17:01:55.797816936</dc:date>
    <dc:creator>nom </dc:creator>
    <meta:editing-duration>PT24M2S</meta:editing-duration>
    <meta:editing-cycles>2</meta:editing-cycles>
    <meta:generator>LibreOffice/4.2.1.1$Linux_X86_64 LibreOffice_project/26a1723cf76a13083d95d000339db660a19140b7</meta:generator>
    <meta:printed-by>nom </meta:printed-by>
    <meta:print-date>2014-03-24T16:40:10.637638105</meta:print-date>
    <meta:document-statistic meta:object-count="8"/>
  </office:meta>
</office:document-meta>
</file>